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</office:automatic-styles>
  <office:body>
    <office:text>
      <text:p text:style-name="P1"><text:span text:style-name="T1_1">SATURDAY</text:span><text:span text:style-name="T1_2"><text:line-break/></text:span></text:p>
      <text:p text:style-name="P2"><text:span text:style-name="T2_1">1537<text:s/></text:span><text:span text:style-name="T2_2">Saturday</text:span><text:span text:style-name="T2_3"><text:s/>-<text:s/></text:span><text:span text:style-name="T2_4">gdoc</text:span><text:span text:style-name="T2_5"><text:s/></text:span><text:span text:style-name="T2_6">created</text:span><text:span text:style-name="T2_7"><text:s/>-<text:s/></text:span><text:span text:style-name="T2_8">Z</text:span><text:span text:style-name="T2_9">.<text:s/></text:span><text:span text:style-name="T2_10">LeBlanc</text:span></text:p>
      <text:p text:style-name="P3"><text:span text:style-name="T3_1">1556<text:s/></text:span><text:span text:style-name="T3_2">Saturday</text:span><text:span text:style-name="T3_3"><text:s/>-<text:s/></text:span><text:span text:style-name="T3_4">gdoc</text:span><text:span text:style-name="T3_5"><text:s/></text:span><text:span text:style-name="T3_6">uploaded</text:span><text:span text:style-name="T3_7"><text:s/>-<text:s/></text:span><text:span text:style-name="T3_8">Z</text:span><text:span text:style-name="T3_9">.<text:s/></text:span><text:span text:style-name="T3_10">LeBlanc</text:span></text:p>
      <text:p text:style-name="P4"><text:span text:style-name="T4_1">1645<text:s/></text:span><text:span text:style-name="T4_2">Sat</text:span><text:span text:style-name="T4_3"><text:s/></text:span><text:span text:style-name="T4_4">proofreading</text:span><text:span text:style-name="T4_5">/</text:span><text:span text:style-name="T4_6">editing</text:span><text:span text:style-name="T4_7"><text:s/></text:span><text:span text:style-name="T4_8">by</text:span><text:span text:style-name="T4_9"><text:s/></text:span><text:span text:style-name="T4_10">A</text:span><text:span text:style-name="T4_11"><text:s/></text:span><text:span text:style-name="T4_12">LeFebvre</text:span><text:span text:style-name="T4_13"><text:s/></text:span><text:span text:style-name="T4_14">and</text:span><text:span text:style-name="T4_15"><text:s/></text:span><text:span text:style-name="T4_16">J</text:span><text:span text:style-name="T4_17"><text:s/></text:span><text:span text:style-name="T4_18">Rodimon</text:span></text:p>
      <text:p text:style-name="P5"><text:span text:style-name="T5_1">1707<text:s/></text:span><text:span text:style-name="T5_2">Saturday</text:span><text:span text:style-name="T5_3"><text:s/>-<text:s/></text:span><text:span text:style-name="T5_4">Added</text:span><text:span text:style-name="T5_5"><text:s/></text:span><text:span text:style-name="T5_6">ADT</text:span><text:span text:style-name="T5_7"><text:s/>-<text:s/></text:span><text:span text:style-name="T5_8">BJones</text:span></text:p>
      <text:p text:style-name="P6"/>
      <text:p text:style-name="P7"><text:span text:style-name="T7_1">SUNDAY</text:span></text:p>
      <text:p text:style-name="P8"/>
      <text:p text:style-name="P9"><text:span text:style-name="T9_1">1515<text:s/></text:span><text:span text:style-name="T9_2">Sun</text:span><text:span text:style-name="T9_3"><text:s/>-<text:s/></text:span><text:span text:style-name="T9_4">A</text:span><text:span text:style-name="T9_5"><text:s/></text:span><text:span text:style-name="T9_6">LeFebvre</text:span></text:p>
      <text:p text:style-name="P10"><text:span text:style-name="T10_1">1605<text:s/></text:span><text:span text:style-name="T10_2">Sun</text:span><text:span text:style-name="T10_3"><text:s/>-<text:s/></text:span><text:span text:style-name="T10_4">Diagrams</text:span><text:span text:style-name="T10_5">-<text:s/></text:span><text:span text:style-name="T10_6">Vergnes</text:span></text:p>
      <text:p text:style-name="P11"><text:span text:style-name="T11_1">1610<text:s/></text:span><text:span text:style-name="T11_2">SUN</text:span><text:span text:style-name="T11_3"><text:s/>-<text:s/></text:span><text:span text:style-name="T11_4">Rodimon</text:span><text:span text:style-name="T11_5"><text:s/>-<text:s/></text:span><text:span text:style-name="T11_6">Edit</text:span><text:span text:style-name="T11_7"><text:s/></text:span><text:span text:style-name="T11_8">discussion</text:span><text:span text:style-name="T11_9">.<text:s/></text:span><text:span text:style-name="T11_10">Seperating</text:span><text:span text:style-name="T11_11"><text:s/></text:span><text:span text:style-name="T11_12">struct</text:span><text:span text:style-name="T11_13"><text:s/></text:span><text:span text:style-name="T11_14">and</text:span><text:span text:style-name="T11_15"><text:s/></text:span><text:span text:style-name="T11_16">classes</text:span><text:span text:style-name="T11_17"><text:s/></text:span><text:span text:style-name="T11_18">more</text:span><text:span text:style-name="T11_19">.</text:span></text:p>
      <text:p text:style-name="P12"><text:span text:style-name="T12_1">1733<text:s/></text:span><text:span text:style-name="T12_2">Sun</text:span><text:span text:style-name="T12_3">-<text:s/></text:span><text:span text:style-name="T12_4">proof</text:span><text:span text:style-name="T12_5">/</text:span><text:span text:style-name="T12_6">edit</text:span><text:span text:style-name="T12_7"><text:s/>-<text:s/></text:span><text:span text:style-name="T12_8">Kellerman</text:span></text:p>
      <text:p text:style-name="P13"><text:span text:style-name="T13_1">1905<text:s/></text:span><text:span text:style-name="T13_2">Sun</text:span><text:span text:style-name="T13_3"><text:s/></text:span><text:span text:style-name="T13_4">LeFebvre</text:span><text:span text:style-name="T13_5"><text:s/></text:span><text:span text:style-name="T13_6">edit</text:span></text:p>
      <text:p text:style-name="P14"/>
      <text:p text:style-name="P15"><text:span text:style-name="T15_1">MONDAY</text:span></text:p>
      <text:p text:style-name="P16"/>
      <text:p text:style-name="P17"><text:span text:style-name="T17_1">1639<text:s/></text:span><text:span text:style-name="T17_2">Monday</text:span><text:span text:style-name="T17_3"><text:s/></text:span><text:span text:style-name="T17_4">to</text:span><text:span text:style-name="T17_5"><text:s/>1700<text:s/></text:span><text:span text:style-name="T17_6">Monday</text:span><text:span text:style-name="T17_7"><text:s/></text:span><text:span text:style-name="T17_8">and</text:span><text:span text:style-name="T17_9"><text:s/>2249<text:s/></text:span><text:span text:style-name="T17_10">Monday</text:span><text:span text:style-name="T17_11"><text:s/></text:span><text:span text:style-name="T17_12">to</text:span><text:span text:style-name="T17_13"><text:s/>2251<text:s/></text:span><text:span text:style-name="T17_14">Monday</text:span><text:span text:style-name="T17_15">-<text:s/></text:span><text:span text:style-name="T17_16">class</text:span><text:span text:style-name="T17_17"><text:s/></text:span><text:span text:style-name="T17_18">example</text:span><text:span text:style-name="T17_19"><text:s/>{<text:s/>//<text:s/>};<text:s/></text:span><text:span text:style-name="T17_20">constructed</text:span><text:span text:style-name="T17_21"><text:s/></text:span><text:span text:style-name="T17_22">with</text:span><text:span text:style-name="T17_23"><text:s/></text:span><text:span text:style-name="T17_24">comments</text:span><text:span text:style-name="T17_25"><text:s/></text:span><text:span text:style-name="T17_26">and</text:span><text:span text:style-name="T17_27"><text:s/></text:span><text:span text:style-name="T17_28">important</text:span><text:span text:style-name="T17_29"><text:s/></text:span><text:span text:style-name="T17_30">reminders</text:span><text:span text:style-name="T17_31"><text:s/></text:span><text:span text:style-name="T17_32">as</text:span><text:span text:style-name="T17_33"><text:s/></text:span><text:span text:style-name="T17_34">a</text:span><text:span text:style-name="T17_35"><text:s/></text:span><text:span text:style-name="T17_36">diagram</text:span><text:span text:style-name="T17_37"><text:s/>-<text:s/></text:span><text:span text:style-name="T17_38">James</text:span><text:span text:style-name="T17_39"><text:s/></text:span><text:span text:style-name="T17_40">Verderico</text:span></text:p>
      <text:p text:style-name="P18"/>
      <text:p text:style-name="P19"><text:span text:style-name="T19_1">Tuesday</text:span></text:p>
      <text:p text:style-name="P20"/>
      <text:p text:style-name="P21"><text:span text:style-name="T21_1">0900<text:s/>-<text:s/></text:span><text:span text:style-name="T21_2">Rodimon</text:span><text:span text:style-name="T21_3"><text:s/></text:span><text:span text:style-name="T21_4">finishing</text:span><text:span text:style-name="T21_5"><text:s/></text:span><text:span text:style-name="T21_6">edits</text:span><text:span text:style-name="T21_7"><text:s/></text:span><text:span text:style-name="T21_8">started</text:span><text:span text:style-name="T21_9"><text:s/></text:span><text:span text:style-name="T21_10">sunday</text:span><text:span text:style-name="T21_11">,<text:s/></text:span><text:span text:style-name="T21_12">added</text:span><text:span text:style-name="T21_13"><text:s/></text:span><text:span text:style-name="T21_14">section</text:span><text:span text:style-name="T21_15"><text:s/></text:span><text:span text:style-name="T21_16">on</text:span><text:span text:style-name="T21_17"><text:s/></text:span><text:span text:style-name="T21_18">overloading</text:span><text:span text:style-name="T21_19"><text:s/></text:span><text:span text:style-name="T21_20">constructor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